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8mm"/>
    </style:style>
    <style:style style:name="co4" style:family="table-column">
      <style:table-column-properties fo:break-before="auto" style:column-width="32.83mm"/>
    </style:style>
    <style:style style:name="co5" style:family="table-column">
      <style:table-column-properties fo:break-before="auto" style:column-width="3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-color="#801900" draw:textarea-horizontal-align="justify" draw:textarea-vertical-align="middle" draw:auto-grow-height="false" fo:min-height="26.4mm" fo:min-width="8.33mm"/>
    </style:style>
    <style:style style:name="gr3" style:family="graphic">
      <style:graphic-properties draw:stroke="none" draw:fill-color="#801900" draw:textarea-horizontal-align="justify" draw:textarea-vertical-align="middle" draw:auto-grow-height="false" fo:min-height="15.23mm" fo:min-width="8.33mm"/>
    </style:style>
    <style:style style:name="gr4" style:family="graphic">
      <style:graphic-properties draw:stroke="none" draw:fill-color="#801900" draw:textarea-horizontal-align="justify" draw:textarea-vertical-align="middle" draw:auto-grow-height="false" fo:min-height="24.69mm" fo:min-width="8.33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1900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26.61mm" svg:height="85.36mm" svg:x="173.8mm" svg:y="297.8mm">
            <loext:p draw:notify-on-update-of-ranges="Foglio1.A71:Foglio1.A76 Foglio1.B70:Foglio1.B70 Foglio1.B71:Foglio1.B7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22.6mm" svg:height="102.77mm" svg:x="175.48mm" svg:y="1.72mm">
            <loext:p draw:notify-on-update-of-ranges="Foglio1.B2:Foglio1.B15 Foglio1.C2:Foglio1.C2 Foglio1.C3:Foglio1.C15 Foglio1.D2:Foglio1.D2 Foglio1.D3:Foglio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37.8mm" svg:height="94.39mm" svg:x="169.4mm" svg:y="103.65mm">
            <loext:p draw:notify-on-update-of-ranges="Foglio1.B25:Foglio1.B37 Foglio1.C25:Foglio1.C25 Foglio1.C26:Foglio1.C38 Foglio1.D25:Foglio1.D25 Foglio1.D26:Foglio1.D38 Foglio1.E25:Foglio1.E25 Foglio1.E26:Foglio1.E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23.89mm" svg:height="94.1mm" svg:x="169.89mm" svg:y="198.93mm">
            <loext:p draw:notify-on-update-of-ranges="Foglio1.B49:Foglio1.B62 Foglio1.C49:Foglio1.C49 Foglio1.C50:Foglio1.C62 Foglio1.D49:Foglio1.D49 Foglio1.D50:Foglio1.D62 Foglio1.E49:Foglio1.E49 Foglio1.E50:Foglio1.E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z-index="4" draw:style-name="gr2" draw:text-style-name="P2" svg:width="8.33mm" svg:height="26.4mm" svg:x="262.25mm" svg:y="330.49m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2" svg:width="8.33mm" svg:height="15.23mm" svg:x="280.72mm" svg:y="341.67mm">
            <text:p/>
            <draw:enhanced-geometry svg:viewBox="0 0 21600 21600" draw:type="rectangle" draw:enhanced-path="M 0 0 L 21600 0 21600 21600 0 21600 0 0 Z N"/>
          </draw:custom-shape>
          <draw:custom-shape draw:z-index="6" draw:style-name="gr3" draw:text-style-name="P2" svg:width="8.33mm" svg:height="15.23mm" svg:x="244.68mm" svg:y="341.69mm">
            <text:p/>
            <draw:enhanced-geometry svg:viewBox="0 0 21600 21600" draw:type="rectangle" draw:enhanced-path="M 0 0 L 21600 0 21600 21600 0 21600 0 0 Z N"/>
          </draw:custom-shape>
          <draw:custom-shape draw:z-index="7" draw:style-name="gr4" draw:text-style-name="P2" svg:width="8.33mm" svg:height="24.69mm" svg:x="208.69mm" svg:y="332mm">
            <text:p/>
            <draw:enhanced-geometry svg:viewBox="0 0 21600 21600" draw:type="rectangle" draw:enhanced-path="M 0 0 L 21600 0 21600 21600 0 21600 0 0 Z N"/>
          </draw:custom-shape>
          <draw:custom-shape draw:z-index="8" draw:style-name="gr3" draw:text-style-name="P2" svg:width="8.33mm" svg:height="15.23mm" svg:x="226.48mm" svg:y="341.47mm">
            <text:p/>
            <draw:enhanced-geometry svg:viewBox="0 0 21600 21600" draw:type="rectangle" draw:enhanced-path="M 0 0 L 21600 0 21600 21600 0 21600 0 0 Z N"/>
          </draw:custom-shape>
          <draw:custom-shape draw:z-index="9" draw:style-name="gr3" draw:text-style-name="P2" svg:width="8.33mm" svg:height="15.23mm" svg:x="190.7mm" svg:y="341.4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6"/>
        <table:table-row table:style-name="ro1">
          <table:table-cell office:value-type="string" calcext:value-type="string">
            <text:p>confronto f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s_size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Multinomiale WF, Mutual Information</text:p>
          </table:table-cell>
          <table:table-cell table:style-name="ce5" office:value-type="string" calcext:value-type="string">
            <text:p>Multinomiale WF, Chi Square</text:p>
          </table:table-cell>
          <table:table-cell table:number-columns-repeated="2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office:value-type="float" office:value="0.595197255574614" calcext:value-type="float">
            <text:p>0,60</text:p>
          </table:table-cell>
          <table:table-cell office:value-type="float" office:value="0.617495711835334" calcext:value-type="float">
            <text:p>0,62</text:p>
          </table:table-cell>
          <table:table-cell table:number-columns-repeated="2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0.586620926243568" calcext:value-type="float">
            <text:p>0,59</text:p>
          </table:table-cell>
          <table:table-cell office:value-type="float" office:value="0.656946826758148" calcext:value-type="float">
            <text:p>0,66</text:p>
          </table:table-cell>
          <table:table-cell table:number-columns-repeated="2"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office:value-type="float" office:value="500" calcext:value-type="float">
            <text:p>500</text:p>
          </table:table-cell>
          <table:table-cell office:value-type="float" office:value="0.713550600343053" calcext:value-type="float">
            <text:p>0,71</text:p>
          </table:table-cell>
          <table:table-cell office:value-type="float" office:value="0.662092624356775" calcext:value-type="float">
            <text:p>0,66</text:p>
          </table:table-cell>
          <table:table-cell table:number-columns-repeated="2"/>
        </table:table-row>
        <table:table-row table:style-name="ro1">
          <table:table-cell table:style-name="ce2" office:value-type="float" office:value="5279" calcext:value-type="float">
            <text:p>5279</text:p>
          </table:table-cell>
          <table:table-cell office:value-type="float" office:value="1000" calcext:value-type="float">
            <text:p>1000</text:p>
          </table:table-cell>
          <table:table-cell office:value-type="float" office:value="0.740994854202401" calcext:value-type="float">
            <text:p>0,74</text:p>
          </table:table-cell>
          <table:table-cell office:value-type="float" office:value="0.761578044596913" calcext:value-type="float">
            <text:p>0,76</text:p>
          </table:table-cell>
          <table:table-cell table:number-columns-repeated="2"/>
        </table:table-row>
        <table:table-row table:style-name="ro1">
          <table:table-cell table:style-name="ce2" office:value-type="float" office:value="9643" calcext:value-type="float">
            <text:p>9643</text:p>
          </table:table-cell>
          <table:table-cell office:value-type="float" office:value="2000" calcext:value-type="float">
            <text:p>2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77015437392796" calcext:value-type="float">
            <text:p>0,78</text:p>
          </table:table-cell>
          <table:table-cell table:number-columns-repeated="2"/>
        </table:table-row>
        <table:table-row table:style-name="ro1">
          <table:table-cell table:style-name="ce2" office:value-type="float" office:value="13235" calcext:value-type="float">
            <text:p>13235</text:p>
          </table:table-cell>
          <table:table-cell office:value-type="float" office:value="2500" calcext:value-type="float">
            <text:p>2500</text:p>
          </table:table-cell>
          <table:table-cell office:value-type="float" office:value="0.770154373927959" calcext:value-type="float">
            <text:p>0,77</text:p>
          </table:table-cell>
          <table:table-cell office:value-type="float" office:value="0.8" calcext:value-type="float">
            <text:p>0,80</text:p>
          </table:table-cell>
          <table:table-cell table:number-columns-repeated="2"/>
        </table:table-row>
        <table:table-row table:style-name="ro1">
          <table:table-cell table:style-name="ce2" office:value-type="float" office:value="15560" calcext:value-type="float">
            <text:p>1556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.770154373927959" calcext:value-type="float">
            <text:p>0,77</text:p>
          </table:table-cell>
          <table:table-cell table:number-columns-repeated="2"/>
        </table:table-row>
        <table:table-row table:style-name="ro1">
          <table:table-cell table:style-name="ce2" office:value-type="float" office:value="23046" calcext:value-type="float">
            <text:p>23046</text:p>
          </table:table-cell>
          <table:table-cell office:value-type="float" office:value="5000" calcext:value-type="float">
            <text:p>5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68439108061749" calcext:value-type="float">
            <text:p>0,77</text:p>
          </table:table-cell>
          <table:table-cell table:number-columns-repeated="2"/>
        </table:table-row>
        <table:table-row table:style-name="ro1">
          <table:table-cell table:style-name="ce2" office:value-type="float" office:value="47114" calcext:value-type="float">
            <text:p>471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61578044596913" calcext:value-type="float">
            <text:p>0,76</text:p>
          </table:table-cell>
          <table:table-cell table:number-columns-repeated="2"/>
        </table:table-row>
        <table:table-row table:style-name="ro1">
          <table:table-cell table:style-name="ce2" office:value-type="float" office:value="85570" calcext:value-type="float">
            <text:p>8557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740994854202401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0.737564322469983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" calcext:value-type="float">
            <text:p>0,73</text:p>
          </table:table-cell>
          <table:table-cell office:value-type="float" office:value="0.737564322469983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" calcext:value-type="float">
            <text:p>0,73</text:p>
          </table:table-cell>
          <table:table-cell office:value-type="float" office:value="0.737564322469983" calcext:value-type="float">
            <text:p>0,74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nfronto approcci di classificazione con MI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s_size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Multinomiale WF</text:p>
          </table:table-cell>
          <table:table-cell table:style-name="ce5" office:value-type="string" calcext:value-type="string">
            <text:p>Multinomiale WO</text:p>
          </table:table-cell>
          <table:table-cell table:style-name="ce5" office:value-type="string" calcext:value-type="string">
            <text:p>Bernoulli</text:p>
          </table:table-cell>
          <table:table-cell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office:value-type="float" office:value="0.595197255574614" calcext:value-type="float">
            <text:p>0,60</text:p>
          </table:table-cell>
          <table:table-cell office:value-type="float" office:value="0.614065180102916" calcext:value-type="float">
            <text:p>0,61</text:p>
          </table:table-cell>
          <table:table-cell office:value-type="float" office:value="0.495711835334477" calcext:value-type="float">
            <text:p>0,50</text:p>
          </table:table-cell>
          <table:table-cell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0.586620926243568" calcext:value-type="float">
            <text:p>0,59</text:p>
          </table:table-cell>
          <table:table-cell office:value-type="float" office:value="0.58147512864494" calcext:value-type="float">
            <text:p>0,58</text:p>
          </table:table-cell>
          <table:table-cell office:value-type="float" office:value="0.495711835334477" calcext:value-type="float">
            <text:p>0,50</text:p>
          </table:table-cell>
          <table:table-cell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office:value-type="float" office:value="500" calcext:value-type="float">
            <text:p>500</text:p>
          </table:table-cell>
          <table:table-cell office:value-type="float" office:value="0.713550600343053" calcext:value-type="float">
            <text:p>0,71</text:p>
          </table:table-cell>
          <table:table-cell office:value-type="float" office:value="0.67409948542024" calcext:value-type="float">
            <text:p>0,67</text:p>
          </table:table-cell>
          <table:table-cell office:value-type="float" office:value="0.62778730703259" calcext:value-type="float">
            <text:p>0,63</text:p>
          </table:table-cell>
          <table:table-cell/>
        </table:table-row>
        <table:table-row table:style-name="ro1">
          <table:table-cell table:style-name="ce2" office:value-type="float" office:value="5279" calcext:value-type="float">
            <text:p>5279</text:p>
          </table:table-cell>
          <table:table-cell office:value-type="float" office:value="1000" calcext:value-type="float">
            <text:p>1000</text:p>
          </table:table-cell>
          <table:table-cell office:value-type="float" office:value="0.740994854202401" calcext:value-type="float">
            <text:p>0,74</text:p>
          </table:table-cell>
          <table:table-cell office:value-type="float" office:value="0.692967409948542" calcext:value-type="float">
            <text:p>0,69</text:p>
          </table:table-cell>
          <table:table-cell office:value-type="float" office:value="0.631217838765009" calcext:value-type="float">
            <text:p>0,63</text:p>
          </table:table-cell>
          <table:table-cell/>
        </table:table-row>
        <table:table-row table:style-name="ro1">
          <table:table-cell table:style-name="ce2" office:value-type="float" office:value="9643" calcext:value-type="float">
            <text:p>9643</text:p>
          </table:table-cell>
          <table:table-cell office:value-type="float" office:value="2000" calcext:value-type="float">
            <text:p>2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28987993138937" calcext:value-type="float">
            <text:p>0,73</text:p>
          </table:table-cell>
          <table:table-cell office:value-type="float" office:value="0.665523156089194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235" calcext:value-type="float">
            <text:p>13235</text:p>
          </table:table-cell>
          <table:table-cell office:value-type="float" office:value="2500" calcext:value-type="float">
            <text:p>2500</text:p>
          </table:table-cell>
          <table:table-cell office:value-type="float" office:value="0.770154373927959" calcext:value-type="float">
            <text:p>0,77</text:p>
          </table:table-cell>
          <table:table-cell office:value-type="float" office:value="0.7221269296741" calcext:value-type="float">
            <text:p>0,72</text:p>
          </table:table-cell>
          <table:table-cell office:value-type="float" office:value="0.667238421955403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5560" calcext:value-type="float">
            <text:p>15560</text:p>
          </table:table-cell>
          <table:table-cell office:value-type="float" office:value="3000" calcext:value-type="float">
            <text:p>3000</text:p>
          </table:table-cell>
          <table:table-cell office:value-type="float" office:value="0.770154373927959" calcext:value-type="float">
            <text:p>0,77</text:p>
          </table:table-cell>
          <table:table-cell office:value-type="float" office:value="0.7221269296741" calcext:value-type="float">
            <text:p>0,72</text:p>
          </table:table-cell>
          <table:table-cell office:value-type="float" office:value="0.665523156089194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23046" calcext:value-type="float">
            <text:p>23046</text:p>
          </table:table-cell>
          <table:table-cell office:value-type="float" office:value="5000" calcext:value-type="float">
            <text:p>5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13550600343053" calcext:value-type="float">
            <text:p>0,71</text:p>
          </table:table-cell>
          <table:table-cell office:value-type="float" office:value="0.67066895368782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47114" calcext:value-type="float">
            <text:p>471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69811320754717" calcext:value-type="float">
            <text:p>0,70</text:p>
          </table:table-cell>
          <table:table-cell office:value-type="float" office:value="0.684391080617496" calcext:value-type="float">
            <text:p>0,68</text:p>
          </table:table-cell>
          <table:table-cell/>
        </table:table-row>
        <table:table-row table:style-name="ro1">
          <table:table-cell table:style-name="ce2" office:value-type="float" office:value="85570" calcext:value-type="float">
            <text:p>8557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713550600343053" calcext:value-type="float">
            <text:p>0,71</text:p>
          </table:table-cell>
          <table:table-cell office:value-type="float" office:value="0.696397941680961" calcext:value-type="float">
            <text:p>0,70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70000" calcext:value-type="float">
            <text:p>70000</text:p>
          </table:table-cell>
          <table:table-cell office:value-type="float" office:value="0.737564322469983" calcext:value-type="float">
            <text:p>0,74</text:p>
          </table:table-cell>
          <table:table-cell office:value-type="float" office:value="0.699828473413379" calcext:value-type="float">
            <text:p>0,70</text:p>
          </table:table-cell>
          <table:table-cell office:value-type="float" office:value="0.672384219554031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" calcext:value-type="float">
            <text:p>0,73</text:p>
          </table:table-cell>
          <table:table-cell office:value-type="float" office:value="0.703259005145797" calcext:value-type="float">
            <text:p>0,70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" calcext:value-type="float">
            <text:p>0,73</text:p>
          </table:table-cell>
          <table:table-cell office:value-type="float" office:value="0.7032590051458" calcext:value-type="float">
            <text:p>0,70</text:p>
          </table:table-cell>
          <table:table-cell office:value-type="float" office:value="0.66895368782161" calcext:value-type="float">
            <text:p>0,67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confronto approcci di classificazione con Chi Squar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s_size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Multinomiale WF</text:p>
          </table:table-cell>
          <table:table-cell table:style-name="ce5" office:value-type="string" calcext:value-type="string">
            <text:p>Multinomiale WO</text:p>
          </table:table-cell>
          <table:table-cell table:style-name="ce5" office:value-type="string" calcext:value-type="string">
            <text:p>Bernoulli</text:p>
          </table:table-cell>
          <table:table-cell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office:value-type="float" office:value="0.617495711835334" calcext:value-type="float">
            <text:p>0,62</text:p>
          </table:table-cell>
          <table:table-cell office:value-type="float" office:value="0.602058319039451" calcext:value-type="float">
            <text:p>0,60</text:p>
          </table:table-cell>
          <table:table-cell office:value-type="float" office:value="0.526586620926244" calcext:value-type="float">
            <text:p>0,53</text:p>
          </table:table-cell>
          <table:table-cell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0.656946826758148" calcext:value-type="float">
            <text:p>0,66</text:p>
          </table:table-cell>
          <table:table-cell office:value-type="float" office:value="0.631217838765009" calcext:value-type="float">
            <text:p>0,63</text:p>
          </table:table-cell>
          <table:table-cell office:value-type="float" office:value="0.524871355060034" calcext:value-type="float">
            <text:p>0,52</text:p>
          </table:table-cell>
          <table:table-cell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office:value-type="float" office:value="500" calcext:value-type="float">
            <text:p>500</text:p>
          </table:table-cell>
          <table:table-cell office:value-type="float" office:value="0.662092624356775" calcext:value-type="float">
            <text:p>0,66</text:p>
          </table:table-cell>
          <table:table-cell office:value-type="float" office:value="0.680960548885077" calcext:value-type="float">
            <text:p>0,68</text:p>
          </table:table-cell>
          <table:table-cell office:value-type="float" office:value="0.632933104631218" calcext:value-type="float">
            <text:p>0,63</text:p>
          </table:table-cell>
          <table:table-cell/>
        </table:table-row>
        <table:table-row table:style-name="ro1">
          <table:table-cell table:style-name="ce2" office:value-type="float" office:value="5279" calcext:value-type="float">
            <text:p>5279</text:p>
          </table:table-cell>
          <table:table-cell office:value-type="float" office:value="1000" calcext:value-type="float">
            <text:p>1000</text:p>
          </table:table-cell>
          <table:table-cell office:value-type="float" office:value="0.761578044596913" calcext:value-type="float">
            <text:p>0,76</text:p>
          </table:table-cell>
          <table:table-cell office:value-type="float" office:value="0.692967409948542" calcext:value-type="float">
            <text:p>0,69</text:p>
          </table:table-cell>
          <table:table-cell office:value-type="float" office:value="0.648370497427101" calcext:value-type="float">
            <text:p>0,65</text:p>
          </table:table-cell>
          <table:table-cell/>
        </table:table-row>
        <table:table-row table:style-name="ro1">
          <table:table-cell table:style-name="ce2" office:value-type="float" office:value="9643" calcext:value-type="float">
            <text:p>9643</text:p>
          </table:table-cell>
          <table:table-cell office:value-type="float" office:value="2000" calcext:value-type="float">
            <text:p>2000</text:p>
          </table:table-cell>
          <table:table-cell office:value-type="float" office:value="0.777015437392796" calcext:value-type="float">
            <text:p>0,78</text:p>
          </table:table-cell>
          <table:table-cell office:value-type="float" office:value="0.723842195540309" calcext:value-type="float">
            <text:p>0,72</text:p>
          </table:table-cell>
          <table:table-cell office:value-type="float" office:value="0.663807890222985" calcext:value-type="float">
            <text:p>0,66</text:p>
          </table:table-cell>
          <table:table-cell/>
        </table:table-row>
        <table:table-row table:style-name="ro1">
          <table:table-cell table:style-name="ce2" office:value-type="float" office:value="13235" calcext:value-type="float">
            <text:p>13235</text:p>
          </table:table-cell>
          <table:table-cell office:value-type="float" office:value="2500" calcext:value-type="float">
            <text:p>2500</text:p>
          </table:table-cell>
          <table:table-cell office:value-type="float" office:value="0.8" calcext:value-type="float">
            <text:p>0,80</text:p>
          </table:table-cell>
          <table:table-cell office:value-type="float" office:value="0.725557461406518" calcext:value-type="float">
            <text:p>0,73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5560" calcext:value-type="float">
            <text:p>15560</text:p>
          </table:table-cell>
          <table:table-cell office:value-type="float" office:value="3000" calcext:value-type="float">
            <text:p>3000</text:p>
          </table:table-cell>
          <table:table-cell office:value-type="float" office:value="0.770154373927959" calcext:value-type="float">
            <text:p>0,77</text:p>
          </table:table-cell>
          <table:table-cell office:value-type="float" office:value="0.725557461406518" calcext:value-type="float">
            <text:p>0,73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23046" calcext:value-type="float">
            <text:p>23046</text:p>
          </table:table-cell>
          <table:table-cell office:value-type="float" office:value="5000" calcext:value-type="float">
            <text:p>5000</text:p>
          </table:table-cell>
          <table:table-cell office:value-type="float" office:value="0.768439108061749" calcext:value-type="float">
            <text:p>0,77</text:p>
          </table:table-cell>
          <table:table-cell office:value-type="float" office:value="0.723842195540309" calcext:value-type="float">
            <text:p>0,72</text:p>
          </table:table-cell>
          <table:table-cell office:value-type="float" office:value="0.667238421955403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47114" calcext:value-type="float">
            <text:p>471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1578044596913" calcext:value-type="float">
            <text:p>0,76</text:p>
          </table:table-cell>
          <table:table-cell office:value-type="float" office:value="0.7111111" calcext:value-type="float">
            <text:p>0,71</text:p>
          </table:table-cell>
          <table:table-cell office:value-type="float" office:value="0.686106346483705" calcext:value-type="float">
            <text:p>0,69</text:p>
          </table:table-cell>
          <table:table-cell/>
        </table:table-row>
        <table:table-row table:style-name="ro1">
          <table:table-cell table:style-name="ce2" office:value-type="float" office:value="85570" calcext:value-type="float">
            <text:p>8557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40994854202401" calcext:value-type="float">
            <text:p>0,74</text:p>
          </table:table-cell>
          <table:table-cell table:number-columns-repeated="2" office:value-type="float" office:value="0.692967409948542" calcext:value-type="float">
            <text:p>0,69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70000" calcext:value-type="float">
            <text:p>70000</text:p>
          </table:table-cell>
          <table:table-cell office:value-type="float" office:value="0.737564322469983" calcext:value-type="float">
            <text:p>0,74</text:p>
          </table:table-cell>
          <table:table-cell office:value-type="float" office:value="0.711111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7564322469983" calcext:value-type="float">
            <text:p>0,74</text:p>
          </table:table-cell>
          <table:table-cell office:value-type="float" office:value="0.7" calcext:value-type="float">
            <text:p>0,70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7564322469983" calcext:value-type="float">
            <text:p>0,74</text:p>
          </table:table-cell>
          <table:table-cell office:value-type="float" office:value="0.7" calcext:value-type="float">
            <text:p>0,70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accuracy single label, k=2500, big testset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3" office:value-type="string" calcext:value-type="string">
            <text:p>Multinomiale WO, MI</text:p>
          </table:table-cell>
          <table:table-cell table:style-name="ce4" office:value-type="float" office:value="0.815807560137457" calcext:value-type="float">
            <text:p>0,82</text:p>
          </table:table-cell>
          <table:table-cell office:value-type="float" office:value="0.60242338488" calcext:value-type="float">
            <text:p>0,6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ultinomiale WF, MI</text:p>
          </table:table-cell>
          <table:table-cell table:style-name="ce4" office:value-type="float" office:value="0.84211175123123" calcext:value-type="float">
            <text:p>0,84</text:p>
          </table:table-cell>
          <table:table-cell office:value-type="float" office:value="0.66426116838488" calcext:value-type="float">
            <text:p>0,6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ernoulli, MI</text:p>
          </table:table-cell>
          <table:table-cell table:style-name="ce4" office:value-type="float" office:value="0.766666666666667" calcext:value-type="float">
            <text:p>0,77</text:p>
          </table:table-cell>
          <table:table-cell office:value-type="float" office:value="0.596765788" calcext:value-type="float">
            <text:p>0,6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ultinomiale WO, CS</text:p>
          </table:table-cell>
          <table:table-cell table:style-name="ce4" office:value-type="float" office:value="0.814776632302405" calcext:value-type="float">
            <text:p>0,81</text:p>
          </table:table-cell>
          <table:table-cell office:value-type="float" office:value="0.66426116838488" calcext:value-type="float">
            <text:p>0,6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ultinomiale WF, CS</text:p>
          </table:table-cell>
          <table:table-cell table:style-name="ce4" office:value-type="float" office:value="0.854233531221321" calcext:value-type="float">
            <text:p>0,85</text:p>
          </table:table-cell>
          <table:table-cell office:value-type="float" office:value="0.67426116838488" calcext:value-type="float">
            <text:p>0,6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ernoulli, CS</text:p>
          </table:table-cell>
          <table:table-cell table:style-name="ce4" office:value-type="float" office:value="0.767697594501718" calcext:value-type="float">
            <text:p>0,77</text:p>
          </table:table-cell>
          <table:table-cell office:value-type="float" office:value="0.5812343" calcext:value-type="float">
            <text:p>0,58</text:p>
          </table:table-cell>
          <table:table-cell table:number-columns-repeated="3"/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3:06:20.88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6:09:02.410000000</meta:creation-date>
    <meta:editing-duration>PT1H8M26S</meta:editing-duration>
    <meta:editing-cycles>10</meta:editing-cycles>
    <meta:generator>LibreOffice/5.2.2.2$Windows_x86 LibreOffice_project/8f96e87c890bf8fa77463cd4b640a2312823f3ad</meta:generator>
    <dc:date>2017-03-12T23:13:19.300000000</dc:date>
    <meta:document-statistic meta:table-count="1" meta:cell-count="21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61cm" svg:height="10.278cm" xlink:href=".." xlink:type="simple" chart:class="chart:line" chart:style-name="ch1">
        <chart:legend svg:x="4.108cm" svg:y="5.314cm" style:legend-expansion="custom" chartooo:width="7.561cm" chartooo:height="2.265cm" style:legend-expansion-aspect-ratio="3.33818984547461" chart:style-name="ch2"/>
        <chart:plot-area chart:style-name="ch3" table:cell-range-address="Foglio1.B2:Foglio1.D15" chart:data-source-has-labels="both" svg:x="0.245cm" svg:y="0.205cm" svg:width="11.771cm" svg:height="9.868cm">
          <chartooo:coordinate-region svg:x="1.173cm" svg:y="0.205cm" svg:width="10.7cm" svg:height="8.457cm"/>
          <chart:axis chart:dimension="x" chart:name="primary-x" chart:style-name="ch4" chartooo:axis-type="auto">
            <chartooo:date-scale/>
            <chart:categories table:cell-range-address="Foglio1.B2:Foglio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3:Foglio1.C15" chart:label-cell-address="Foglio1.C2:Foglio1.C2" chart:class="chart:line">
            <chart:data-point chart:repeated="13"/>
          </chart:series>
          <chart:series chart:style-name="ch8" chart:values-cell-range-address="Foglio1.D3:Foglio1.D15" chart:label-cell-address="Foglio1.D2:Foglio1.D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nomiale WF, Mutual Information</text:p>
                <draw:g>
                  <svg:desc>Foglio1.C2:Foglio1.C2</svg:desc>
                </draw:g>
              </table:table-cell>
              <table:table-cell office:value-type="string">
                <text:p>Multinomiale WF, Chi Square</text:p>
                <draw:g>
                  <svg:desc>Foglio1.D2:Foglio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Foglio1.B2:Foglio1.B15</svg:desc>
                </draw:g>
              </table:table-cell>
              <table:table-cell office:value-type="float" office:value="0.595197255574614">
                <text:p>0.595197255574614</text:p>
                <draw:g>
                  <svg:desc>Foglio1.C3:Foglio1.C15</svg:desc>
                </draw:g>
              </table:table-cell>
              <table:table-cell office:value-type="float" office:value="0.617495711835334">
                <text:p>0.617495711835334</text:p>
                <draw:g>
                  <svg:desc>Foglio1.D3:Foglio1.D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6620926243568">
                <text:p>0.586620926243568</text:p>
              </table:table-cell>
              <table:table-cell office:value-type="float" office:value="0.656946826758148">
                <text:p>0.6569468267581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3550600343053">
                <text:p>0.713550600343053</text:p>
              </table:table-cell>
              <table:table-cell office:value-type="float" office:value="0.662092624356775">
                <text:p>0.6620926243567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0994854202401">
                <text:p>0.740994854202401</text:p>
              </table:table-cell>
              <table:table-cell office:value-type="float" office:value="0.761578044596913">
                <text:p>0.7615780445969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77015437392796">
                <text:p>0.77701543739279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770154373927959">
                <text:p>0.7701543739279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68439108061749">
                <text:p>0.7684391080617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61578044596913">
                <text:p>0.7615780445969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54716981132076">
                <text:p>0.754716981132076</text:p>
              </table:table-cell>
              <table:table-cell office:value-type="float" office:value="0.740994854202401">
                <text:p>0.7409948542024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737564322469983">
                <text:p>0.73756432246998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3">
                <text:p>0.73</text:p>
              </table:table-cell>
              <table:table-cell office:value-type="float" office:value="0.737564322469983">
                <text:p>0.73756432246998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73">
                <text:p>0.73</text:p>
              </table:table-cell>
              <table:table-cell office:value-type="float" office:value="0.737564322469983">
                <text:p>0.737564322469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81cm" svg:height="9.44cm" xlink:href=".." xlink:type="simple" chart:class="chart:line" chart:style-name="ch1">
        <chart:legend svg:x="7.755cm" svg:y="5.703cm" style:legend-expansion="custom" chartooo:width="4.25cm" chartooo:height="1.693cm" style:legend-expansion-aspect-ratio="2.51033668044891" chart:style-name="ch2"/>
        <chart:plot-area chart:style-name="ch3" table:cell-range-address="Foglio1.B25:Foglio1.B37 Foglio1.C25:Foglio1.E38" chart:data-source-has-labels="both" svg:x="0.856cm" svg:y="0.106cm" svg:width="11.936cm" svg:height="9.275cm">
          <chartooo:coordinate-region svg:x="1.784cm" svg:y="0.308cm" svg:width="10.865cm" svg:height="7.865cm"/>
          <chart:axis chart:dimension="x" chart:name="primary-x" chart:style-name="ch4" chartooo:axis-type="auto">
            <chartooo:date-scale/>
            <chart:categories table:cell-range-address="Foglio1.B25:Foglio1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6:Foglio1.C38" chart:label-cell-address="Foglio1.C25:Foglio1.C25" chart:class="chart:line">
            <chart:data-point chart:repeated="13"/>
          </chart:series>
          <chart:series chart:style-name="ch8" chart:values-cell-range-address="Foglio1.D26:Foglio1.D38" chart:label-cell-address="Foglio1.D25:Foglio1.D25" chart:class="chart:line">
            <chart:data-point chart:repeated="13"/>
          </chart:series>
          <chart:series chart:style-name="ch9" chart:values-cell-range-address="Foglio1.E26:Foglio1.E38" chart:label-cell-address="Foglio1.E25:Foglio1.E25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nomiale WF</text:p>
                <draw:g>
                  <svg:desc>Foglio1.C25:Foglio1.C25</svg:desc>
                </draw:g>
              </table:table-cell>
              <table:table-cell office:value-type="string">
                <text:p>Multinomiale WO</text:p>
                <draw:g>
                  <svg:desc>Foglio1.D25:Foglio1.D25</svg:desc>
                </draw:g>
              </table:table-cell>
              <table:table-cell office:value-type="string">
                <text:p>Bernoulli</text:p>
                <draw:g>
                  <svg:desc>Foglio1.E25:Foglio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Foglio1.B25:Foglio1.B37</svg:desc>
                </draw:g>
              </table:table-cell>
              <table:table-cell office:value-type="float" office:value="0.595197255574614">
                <text:p>0.595197255574614</text:p>
                <draw:g>
                  <svg:desc>Foglio1.C26:Foglio1.C38</svg:desc>
                </draw:g>
              </table:table-cell>
              <table:table-cell office:value-type="float" office:value="0.614065180102916">
                <text:p>0.614065180102916</text:p>
                <draw:g>
                  <svg:desc>Foglio1.D26:Foglio1.D38</svg:desc>
                </draw:g>
              </table:table-cell>
              <table:table-cell office:value-type="float" office:value="0.495711835334477">
                <text:p>0.495711835334477</text:p>
                <draw:g>
                  <svg:desc>Foglio1.E26:Foglio1.E3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6620926243568">
                <text:p>0.586620926243568</text:p>
              </table:table-cell>
              <table:table-cell office:value-type="float" office:value="0.58147512864494">
                <text:p>0.58147512864494</text:p>
              </table:table-cell>
              <table:table-cell office:value-type="float" office:value="0.495711835334477">
                <text:p>0.4957118353344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3550600343053">
                <text:p>0.713550600343053</text:p>
              </table:table-cell>
              <table:table-cell office:value-type="float" office:value="0.67409948542024">
                <text:p>0.67409948542024</text:p>
              </table:table-cell>
              <table:table-cell office:value-type="float" office:value="0.62778730703259">
                <text:p>0.627787307032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0994854202401">
                <text:p>0.740994854202401</text:p>
              </table:table-cell>
              <table:table-cell office:value-type="float" office:value="0.692967409948542">
                <text:p>0.692967409948542</text:p>
              </table:table-cell>
              <table:table-cell office:value-type="float" office:value="0.631217838765009">
                <text:p>0.6312178387650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28987993138937">
                <text:p>0.728987993138937</text:p>
              </table:table-cell>
              <table:table-cell office:value-type="float" office:value="0.665523156089194">
                <text:p>0.6655231560891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7221269296741">
                <text:p>0.7221269296741</text:p>
              </table:table-cell>
              <table:table-cell office:value-type="float" office:value="0.667238421955403">
                <text:p>0.66723842195540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7221269296741">
                <text:p>0.7221269296741</text:p>
              </table:table-cell>
              <table:table-cell office:value-type="float" office:value="0.665523156089194">
                <text:p>0.6655231560891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13550600343053">
                <text:p>0.713550600343053</text:p>
              </table:table-cell>
              <table:table-cell office:value-type="float" office:value="0.670668953687822">
                <text:p>0.6706689536878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69811320754717">
                <text:p>0.69811320754717</text:p>
              </table:table-cell>
              <table:table-cell office:value-type="float" office:value="0.684391080617496">
                <text:p>0.6843910806174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54716981132076">
                <text:p>0.754716981132076</text:p>
              </table:table-cell>
              <table:table-cell office:value-type="float" office:value="0.713550600343053">
                <text:p>0.713550600343053</text:p>
              </table:table-cell>
              <table:table-cell office:value-type="float" office:value="0.696397941680961">
                <text:p>0.69639794168096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699828473413379">
                <text:p>0.699828473413379</text:p>
              </table:table-cell>
              <table:table-cell office:value-type="float" office:value="0.672384219554031">
                <text:p>0.67238421955403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3">
                <text:p>0.73</text:p>
              </table:table-cell>
              <table:table-cell office:value-type="float" office:value="0.703259005145797">
                <text:p>0.703259005145797</text:p>
              </table:table-cell>
              <table:table-cell office:value-type="float" office:value="0.668953687821612">
                <text:p>0.6689536878216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73">
                <text:p>0.73</text:p>
              </table:table-cell>
              <table:table-cell office:value-type="float" office:value="0.7032590051458">
                <text:p>0.7032590051458</text:p>
              </table:table-cell>
              <table:table-cell office:value-type="float" office:value="0.66895368782161">
                <text:p>0.66895368782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9cm" svg:height="9.411cm" xlink:href=".." xlink:type="simple" chart:class="chart:line" chart:style-name="ch1">
        <chart:legend svg:x="6.236cm" svg:y="5.615cm" style:legend-expansion="custom" chartooo:width="5.331cm" chartooo:height="1.844cm" style:legend-expansion-aspect-ratio="2.8909978308026" chart:style-name="ch2"/>
        <chart:plot-area chart:style-name="ch3" table:cell-range-address="Foglio1.B49:Foglio1.E62" chart:data-source-has-labels="both" svg:x="0.247cm" svg:y="0.188cm" svg:width="11.896cm" svg:height="9.035cm">
          <chartooo:coordinate-region svg:x="1.175cm" svg:y="0.188cm" svg:width="10.825cm" svg:height="7.624cm"/>
          <chart:axis chart:dimension="x" chart:name="primary-x" chart:style-name="ch4" chartooo:axis-type="auto">
            <chartooo:date-scale/>
            <chart:categories table:cell-range-address="Foglio1.B49:Foglio1.B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0:Foglio1.C62" chart:label-cell-address="Foglio1.C49:Foglio1.C49" chart:class="chart:line">
            <chart:data-point chart:repeated="13"/>
          </chart:series>
          <chart:series chart:style-name="ch8" chart:values-cell-range-address="Foglio1.D50:Foglio1.D62" chart:label-cell-address="Foglio1.D49:Foglio1.D49" chart:class="chart:line">
            <chart:data-point chart:repeated="13"/>
          </chart:series>
          <chart:series chart:style-name="ch9" chart:values-cell-range-address="Foglio1.E50:Foglio1.E62" chart:label-cell-address="Foglio1.E49:Foglio1.E49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nomiale WF</text:p>
                <draw:g>
                  <svg:desc>Foglio1.C49:Foglio1.C49</svg:desc>
                </draw:g>
              </table:table-cell>
              <table:table-cell office:value-type="string">
                <text:p>Multinomiale WO</text:p>
                <draw:g>
                  <svg:desc>Foglio1.D49:Foglio1.D49</svg:desc>
                </draw:g>
              </table:table-cell>
              <table:table-cell office:value-type="string">
                <text:p>Bernoulli</text:p>
                <draw:g>
                  <svg:desc>Foglio1.E49:Foglio1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Foglio1.B49:Foglio1.B62</svg:desc>
                </draw:g>
              </table:table-cell>
              <table:table-cell office:value-type="float" office:value="0.617495711835334">
                <text:p>0.617495711835334</text:p>
                <draw:g>
                  <svg:desc>Foglio1.C50:Foglio1.C62</svg:desc>
                </draw:g>
              </table:table-cell>
              <table:table-cell office:value-type="float" office:value="0.602058319039451">
                <text:p>0.602058319039451</text:p>
                <draw:g>
                  <svg:desc>Foglio1.D50:Foglio1.D62</svg:desc>
                </draw:g>
              </table:table-cell>
              <table:table-cell office:value-type="float" office:value="0.526586620926244">
                <text:p>0.526586620926244</text:p>
                <draw:g>
                  <svg:desc>Foglio1.E50:Foglio1.E6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56946826758148">
                <text:p>0.656946826758148</text:p>
              </table:table-cell>
              <table:table-cell office:value-type="float" office:value="0.631217838765009">
                <text:p>0.631217838765009</text:p>
              </table:table-cell>
              <table:table-cell office:value-type="float" office:value="0.524871355060034">
                <text:p>0.5248713550600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62092624356775">
                <text:p>0.662092624356775</text:p>
              </table:table-cell>
              <table:table-cell office:value-type="float" office:value="0.680960548885077">
                <text:p>0.680960548885077</text:p>
              </table:table-cell>
              <table:table-cell office:value-type="float" office:value="0.632933104631218">
                <text:p>0.63293310463121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61578044596913">
                <text:p>0.761578044596913</text:p>
              </table:table-cell>
              <table:table-cell office:value-type="float" office:value="0.692967409948542">
                <text:p>0.692967409948542</text:p>
              </table:table-cell>
              <table:table-cell office:value-type="float" office:value="0.648370497427101">
                <text:p>0.6483704974271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7015437392796">
                <text:p>0.777015437392796</text:p>
              </table:table-cell>
              <table:table-cell office:value-type="float" office:value="0.723842195540309">
                <text:p>0.723842195540309</text:p>
              </table:table-cell>
              <table:table-cell office:value-type="float" office:value="0.663807890222985">
                <text:p>0.6638078902229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">
                <text:p>0.8</text:p>
              </table:table-cell>
              <table:table-cell office:value-type="float" office:value="0.725557461406518">
                <text:p>0.725557461406518</text:p>
              </table:table-cell>
              <table:table-cell office:value-type="float" office:value="0.668953687821612">
                <text:p>0.6689536878216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725557461406518">
                <text:p>0.725557461406518</text:p>
              </table:table-cell>
              <table:table-cell office:value-type="float" office:value="0.668953687821612">
                <text:p>0.6689536878216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68439108061749">
                <text:p>0.768439108061749</text:p>
              </table:table-cell>
              <table:table-cell office:value-type="float" office:value="0.723842195540309">
                <text:p>0.723842195540309</text:p>
              </table:table-cell>
              <table:table-cell office:value-type="float" office:value="0.667238421955403">
                <text:p>0.66723842195540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61578044596913">
                <text:p>0.761578044596913</text:p>
              </table:table-cell>
              <table:table-cell office:value-type="float" office:value="0.7111111">
                <text:p>0.7111111</text:p>
              </table:table-cell>
              <table:table-cell office:value-type="float" office:value="0.686106346483705">
                <text:p>0.6861063464837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40994854202401">
                <text:p>0.740994854202401</text:p>
              </table:table-cell>
              <table:table-cell office:value-type="float" office:value="0.692967409948542">
                <text:p>0.692967409948542</text:p>
              </table:table-cell>
              <table:table-cell office:value-type="float" office:value="0.692967409948542">
                <text:p>0.69296740994854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7111111">
                <text:p>0.711111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7">
                <text:p>0.7</text:p>
              </table:table-cell>
              <table:table-cell office:value-type="float" office:value="0.668953687821612">
                <text:p>0.6689536878216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7">
                <text:p>0.7</text:p>
              </table:table-cell>
              <table:table-cell office:value-type="float" office:value="0.668953687821612">
                <text:p>0.6689536878216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56"/>
      <style:graphic-properties svg:stroke-color="#b3b3b3"/>
      <style:text-properties fo:font-family="Arial" style:font-style-name="Normale" fo:font-size="8pt" style:font-size-asian="10pt" style:font-size-complex="10pt"/>
    </style:style>
    <style:style style:name="ch4" style:family="chart" style:data-style-name="N2">
      <style:chart-properties chart:display-label="true" chart:logarithmic="false" chart:minimum="0.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62cm" svg:height="8.537cm" xlink:href=".." xlink:type="simple" chart:class="chart:bar" chart:style-name="ch1">
        <chart:plot-area chart:style-name="ch2" table:cell-range-address="Foglio1.A71:Foglio1.B76 Foglio1.B70:Foglio1.B70" chart:data-source-has-labels="both" svg:x="0.404cm" svg:y="0.33cm" svg:width="11.725cm" svg:height="8.01cm">
          <chartooo:coordinate-region svg:x="1.332cm" svg:y="0.532cm" svg:width="10.797cm" svg:height="5.157cm"/>
          <chart:axis chart:dimension="x" chart:name="primary-x" chart:style-name="ch3" chartooo:axis-type="auto">
            <chartooo:date-scale/>
            <chart:categories table:cell-range-address="Foglio1.A71:Foglio1.A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71:Foglio1.B76" chart:label-cell-address="Foglio1.B70:Foglio1.B70" chart:class="chart:bar">
            <chart:data-point chart:style-name="ch7" chart:repeated="3"/>
            <chart:data-point chart:style-name="ch8"/>
            <chart:data-point chart:style-name="ch9"/>
            <chart:data-point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oglio1.B70:Foglio1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nomiale WO, MI</text:p>
                <draw:g>
                  <svg:desc>Foglio1.A71:Foglio1.A76</svg:desc>
                </draw:g>
              </table:table-cell>
              <table:table-cell office:value-type="float" office:value="0.815807560137457">
                <text:p>0.815807560137457</text:p>
                <draw:g>
                  <svg:desc>Foglio1.B71:Foglio1.B76</svg:desc>
                </draw:g>
              </table:table-cell>
            </table:table-row>
            <table:table-row>
              <table:table-cell office:value-type="string">
                <text:p>Multinomiale WF, MI</text:p>
              </table:table-cell>
              <table:table-cell office:value-type="float" office:value="0.84211175123123">
                <text:p>0.84211175123123</text:p>
              </table:table-cell>
            </table:table-row>
            <table:table-row>
              <table:table-cell office:value-type="string">
                <text:p>Bernoulli, MI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ultinomiale WO, CS</text:p>
              </table:table-cell>
              <table:table-cell office:value-type="float" office:value="0.814776632302405">
                <text:p>0.814776632302405</text:p>
              </table:table-cell>
            </table:table-row>
            <table:table-row>
              <table:table-cell office:value-type="string">
                <text:p>Multinomiale WF, CS</text:p>
              </table:table-cell>
              <table:table-cell office:value-type="float" office:value="0.854233531221321">
                <text:p>0.854233531221321</text:p>
              </table:table-cell>
            </table:table-row>
            <table:table-row>
              <table:table-cell office:value-type="string">
                <text:p>Bernoulli, CS</text:p>
              </table:table-cell>
              <table:table-cell office:value-type="float" office:value="0.767697594501718">
                <text:p>0.767697594501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